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multiscripts>
              <mrow>
                <mo stretchy="false">〈</mo>
                <mrow>
                  <mrow>
                    <msub>
                      <mo stretchy="false">ϕ</mo>
                      <mrow>
                        <msub>
                          <mo stretchy="false">β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β</mo>
                          <mi>N</mi>
                        </msub>
                      </mrow>
                    </msub>
                    <mi/>
                  </mrow>
                  <mo stretchy="false">∣</mo>
                  <mrow>
                    <mi/>
                    <msub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</msub>
                  </mrow>
                </mrow>
                <mo stretchy="false">〉</mo>
              </mrow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row>
              <mi/>
              <mo stretchy="false">=</mo>
              <mi/>
            </mrow>
            <msup>
              <mrow>
                <mo stretchy="false">〈</mo>
                <mrow>
                  <mrow>
                    <msub>
                      <mo stretchy="false">ϕ</mo>
                      <mrow>
                        <msub>
                          <mo stretchy="false">β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β</mo>
                          <mi>N</mi>
                        </msub>
                      </mrow>
                    </msub>
                    <mi/>
                  </mrow>
                  <mo stretchy="false">∣</mo>
                  <mrow>
                    <mi/>
                    <msub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</msub>
                  </mrow>
                </mrow>
                <mo stretchy="false">〉</mo>
              </mrow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i>p</mi>
            </msup>
            <mi/>
            <mfenced open="[" close="]">
              <mrow>
                <mfenced open="〈" close="∣">
                  <mrow>
                    <msubsup>
                      <mo stretchy="false">ϕ</mo>
                      <mrow>
                        <msub>
                          <mo stretchy="false">β</mo>
                          <mn>1</mn>
                        </msub>
                      </mrow>
                      <mrow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fenced open="〈" close="∣">
                  <mrow>
                    <msubsup>
                      <mo stretchy="false">ϕ</mo>
                      <mrow>
                        <msub>
                          <mo stretchy="false">β</mo>
                          <mn>2</mn>
                        </msub>
                      </mrow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o stretchy="false">…</mo>
                <mi/>
                <mfenced open="〈" close="∣">
                  <mrow>
                    <msubsup>
                      <mo stretchy="false">ϕ</mo>
                      <mrow>
                        <msub>
                          <mo stretchy="false">β</mo>
                          <mi>N</mi>
                        </msub>
                      </mrow>
                      <mrow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sup>
                  </mrow>
                </mfenced>
                <mi/>
                <mo stretchy="false">℘</mo>
                <mi/>
                <mfenced open="(" close=")">
                  <mrow>
                    <mfenced open="∣" close="〉">
                      <mrow>
                        <msubsup>
                          <mo stretchy="false">ϕ</mo>
                          <mrow>
                            <msub>
                              <mo stretchy="false">α</mo>
                              <mn>1</mn>
                            </msub>
                          </mrow>
                          <mrow>
                            <mrow>
                              <mo stretchy="false">(</mo>
                              <mrow>
                                <mn>1</mn>
                              </mrow>
                              <mo stretchy="false">)</mo>
                            </mrow>
                          </mrow>
                        </msubsup>
                      </mrow>
                    </mfenced>
                    <mi/>
                    <mfenced open="∣" close="〉">
                      <mrow>
                        <msubsup>
                          <mo stretchy="false">ϕ</mo>
                          <mrow>
                            <msub>
                              <mo stretchy="false">α</mo>
                              <mn>2</mn>
                            </msub>
                          </mrow>
                          <mrow>
                            <mrow>
                              <mo stretchy="false">(</mo>
                              <mrow>
                                <mn>2</mn>
                              </mrow>
                              <mo stretchy="false">)</mo>
                            </mrow>
                          </mrow>
                        </msubsup>
                      </mrow>
                    </mfenced>
                    <mi/>
                    <mo stretchy="false">…</mo>
                    <mi/>
                    <mfenced open="∣" close="〉">
                      <mrow>
                        <msubsup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  <mrow>
                            <mrow>
                              <mo stretchy="false">(</mo>
                              <mrow>
                                <mi>N</mi>
                              </mrow>
                              <mo stretchy="false">)</mo>
                            </mrow>
                          </mrow>
                        </msubsup>
                      </mrow>
                    </mfenced>
                  </mrow>
                </mfenced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frac>
                <mn>1</mn>
                <mrow>
                  <mi>N</mi>
                  <mtext>!</mtext>
                </mrow>
              </mfrac>
              <mi/>
              <mrow>
                <munder>
                  <mo stretchy="false">∑</mo>
                  <mrow>
                    <msub>
                      <mo stretchy="false">℘</mo>
                      <mo stretchy="false">α</mo>
                    </msub>
                  </mrow>
                </munder>
                <mi/>
              </mrow>
              <msup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  <mrow>
                  <msub>
                    <mi>p</mi>
                    <mo stretchy="false">α</mo>
                  </msub>
                </mrow>
              </msup>
              <mi/>
              <msub>
                <mo stretchy="false">℘</mo>
                <mo stretchy="false">α</mo>
              </msub>
              <mi/>
              <mfenced open="[" close="]">
                <mrow>
                  <mrow>
                    <mo stretchy="false">〈</mo>
                    <mrow>
                      <mrow>
                        <msubsup>
                          <mo stretchy="false">ϕ</mo>
                          <mrow>
                            <msub>
                              <mo stretchy="false">β</mo>
                              <mn>1</mn>
                            </msub>
                          </mrow>
                          <mrow>
                            <mrow>
                              <mo stretchy="false">(</mo>
                              <mrow>
                                <mn>1</mn>
                              </mrow>
                              <mo stretchy="false">)</mo>
                            </mrow>
                          </mrow>
                        </msubsup>
                        <mi/>
                      </mrow>
                      <mo stretchy="false">∣</mo>
                      <mrow>
                        <mi/>
                        <msubsup>
                          <mo stretchy="false">ϕ</mo>
                          <mrow>
                            <msub>
                              <mo stretchy="false">α</mo>
                              <mn>1</mn>
                            </msub>
                          </mrow>
                          <mrow>
                            <mrow>
                              <mo stretchy="false">(</mo>
                              <mrow>
                                <mn>1</mn>
                              </mrow>
                              <mo stretchy="false">)</mo>
                            </mrow>
                          </mrow>
                        </msubsup>
                      </mrow>
                    </mrow>
                    <mo stretchy="false">〉</mo>
                  </mrow>
                  <mi/>
                  <mo stretchy="false">…</mo>
                  <mi/>
                  <mrow>
                    <mo stretchy="false">〈</mo>
                    <mrow>
                      <mrow>
                        <msubsup>
                          <mo stretchy="false">ϕ</mo>
                          <mrow>
                            <msub>
                              <mo stretchy="false">β</mo>
                              <mi>N</mi>
                            </msub>
                          </mrow>
                          <mrow>
                            <mrow>
                              <mo stretchy="false">(</mo>
                              <mrow>
                                <mi>N</mi>
                              </mrow>
                              <mo stretchy="false">)</mo>
                            </mrow>
                          </mrow>
                        </msubsup>
                        <mi/>
                      </mrow>
                      <mo stretchy="false">∣</mo>
                      <mrow>
                        <mi/>
                        <msubsup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  <mrow>
                            <mrow>
                              <mo stretchy="false">(</mo>
                              <mrow>
                                <mi>N</mi>
                              </mrow>
                              <mo stretchy="false">)</mo>
                            </mrow>
                          </mrow>
                        </msubsup>
                      </mrow>
                    </mrow>
                    <mo stretchy="false">〉</mo>
                  </mrow>
                </mrow>
              </mfenced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frac>
                <mn>1</mn>
                <mrow>
                  <mi>N</mi>
                  <mtext>!</mtext>
                </mrow>
              </mfrac>
              <mi/>
              <mrow>
                <munder>
                  <mo stretchy="false">∑</mo>
                  <mrow>
                    <msub>
                      <mo stretchy="false">℘</mo>
                      <mo stretchy="false">α</mo>
                    </msub>
                  </mrow>
                </munder>
                <mi/>
              </mrow>
              <msup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  <mrow>
                  <msub>
                    <mi>p</mi>
                    <mo stretchy="false">α</mo>
                  </msub>
                </mrow>
              </msup>
              <mi/>
              <msub>
                <mo stretchy="false">℘</mo>
                <mo stretchy="false">α</mo>
              </msub>
              <mi/>
              <mfenced open="[" close="]">
                <mrow>
                  <mo stretchy="false">δ</mo>
                  <mrow>
                    <mo stretchy="false">(</mo>
                    <mrow>
                      <msub>
                        <mo stretchy="false">β</mo>
                        <mn>1</mn>
                      </msub>
                      <mi>,</mi>
                      <msub>
                        <mo stretchy="false">α</mo>
                        <mn>1</mn>
                      </msub>
                    </mrow>
                    <mo stretchy="false">)</mo>
                  </mrow>
                  <mi/>
                  <mo stretchy="false">…</mo>
                  <mi/>
                  <mo stretchy="false">δ</mo>
                  <mrow>
                    <mo stretchy="false">(</mo>
                    <mrow>
                      <msub>
                        <mo stretchy="false">β</mo>
                        <mi>N</mi>
                      </msub>
                      <mi>,</mi>
                      <msub>
                        <mo stretchy="false">α</mo>
                        <mi>N</mi>
                      </msub>
                    </mrow>
                    <mo stretchy="false">)</mo>
                  </mrow>
                </mrow>
              </mfenced>
            </mrow>
          </mrow>
        </mtd>
      </mtr>
    </mtable>
    <annotation encoding="StarMath 5.0">langle 
 %iphi _{%ibeta _1} ` dotslow ` %iphi _{%ibeta _N} ` mline ` 
 %iphi _{%ialpha _1} ` dotslow ` %iphi _{%ialpha _N} 
rangle lsup{(`+-`)} ^{(`+-`)} 
~=~ 

langle 
 %iphi _{%ibeta _1} ` dotslow ` %iphi _{%ibeta _N} ` mline ` 
 %iphi _{%ialpha _1} ` dotslow ` %iphi _{%ialpha _N} 
rangle ^{(`+-`)} 
~=` newline 

`=~ 1 over {N "!"} ` sum from %Ux2118 ` (`+-`) ^p ` 
left [ 
 left langle 
  %iphi _{%ibeta _1} ^{(1)} 
 right rline 
 `
 left langle 
  %iphi _{%ibeta _2} ^{(2)} 
 right rline 
 ` dotslow ` 
 left langle 
  %iphi _{%ibeta _N} ^{(N)} 
 right rline 
 ` %Ux2118 ` 
 left ( 
  left lline 
   %iphi _{%ialpha _1} ^{(1)} 
  right rangle 
  `
  left lline 
   %iphi _{%ialpha _2} ^{(2)} 
  right rangle 
  ` dotslow ` 
  left lline 
   %iphi _{%ialpha _N} ^{(N)} 
  right rangle 
 right )
right ] 
~=` newline alignl 

`=~ {alignc 1 over {N "!"} ` sum from {%Ux2118 _%ialpha} ` (`+-`) ^{p _%ialpha} ` %Ux2118 _%ialpha ` 
left [ 
 langle %iphi _{%ibeta _1} ^{(1)} ` mline ` %iphi _{%ialpha _1} ^{(1)} rangle 
 ` dotslow ` 
 langle %iphi _{%ibeta _N} ^{(N)} ` mline ` %iphi _{%ialpha _N} ^{(N)} rangle 
right ]} 
~=` newline alignl 

`=~ {alignc 1 over {N "!"} ` sum from {%Ux2118 _%ialpha} ` (`+-`) ^{p _%ialpha} 
` %Ux2118 _%ialpha ` 
left [ 
 %idelta ( %ibeta _1 , %ialpha _1) ` dotslow ` %idelta ( %ibeta _N , %ialpha _N) 
right ]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8:18:00.908000000</meta:creation-date>
    <meta:generator>LibreOffice/4.1.4.2$Windows_x86 LibreOffice_project/0a0440ccc0227ad9829de5f46be37cfb6edcf72</meta:generator>
  </office:meta>
</office:document-meta>
</file>